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size-complex="10pt"/>
    </style:style>
    <style:style style:name="P2" style:family="paragraph" style:parent-style-name="Standard">
      <style:paragraph-properties style:text-autospace="none"/>
      <style:text-properties style:font-size-complex="10pt"/>
    </style:style>
    <style:style style:name="P3" style:family="paragraph" style:parent-style-name="Standard">
      <style:paragraph-properties style:text-autospace="none"/>
      <style:text-properties fo:language="it" fo:country="IT" style:font-size-complex="10pt"/>
    </style:style>
    <style:style style:name="P4" style:family="paragraph" style:parent-style-name="Heading_20_1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it" fo:country="IT"/>
    </style:style>
    <style:style style:name="T9" style:family="text">
      <style:text-properties fo:language="it" fo:country="IT" fo:font-style="italic" style:font-style-asian="italic" style:font-style-complex="italic"/>
    </style:style>
    <style:style style:name="T10" style:family="text">
      <style:text-properties fo:language="it" fo:country="IT" fo:font-weight="bold" style:font-weight-asian="bold" style:font-weight-complex="bol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itle should be entered here in bold, sentence case with no full stop at the end, Times New Roman, 14 points, leave 12pt space after (use style Heading 1)</text:h>
      <text:section text:style-name="Sect1" text:name="Section1">
        <text:p text:style-name="P1"><text:span text:style-name="T1">First A Author</text:span><text:span text:style-name="T3">1</text:span>, Second Author<text:span text:style-name="T3">2,3</text:span>, Third B Author<text:span text:style-name="T3">3</text:span></text:p>
      </text:section>
      <text:section text:style-name="Sect1" text:name="Section2">
        <text:p text:style-name="P1"><text:span text:style-name="T3">1</text:span> Department, University, Town, State Zipcode, USA</text:p>
        <text:p text:style-name="P1"><text:span text:style-name="T3">2</text:span> Department, University, Town, State, Postcode, UK</text:p>
        <text:p text:style-name="P1"><text:span text:style-name="T3">3</text:span> Company, Town, Province, Canada, Postcode</text:p>
      </text:section>
      <text:section text:style-name="Sect1" text:name="Section3">
        <text:p text:style-name="P1">E-mail: <text:a xlink:type="simple" xlink:href="mailto:contact_author@my_email.com"><text:span text:style-name="Internet_20_link">contact_author@my_email.com</text:span></text:a></text:p>
        <text:h text:style-name="Heading_20_2" text:outline-level="2"/>
      </text:section>
      <text:section text:style-name="Sect2" text:name="Section4">
        <text:p text:style-name="P1">The main text of the abstract goes here; (please use Times New Roman, 10 pt, or use style Normal). <text:s/>The preferred format is that of text with one or more paragraphs but <text:span text:style-name="T1">without paragraph headings (except perhaps for a ‘conclusions’ section)</text:span>. <text:s/>Headings usually just take up space and take away from providing valuable scientific information. If you do choose to use headings, they should be one of the following: <text:span text:style-name="T5">Background (</text:span><text:span text:style-name="T6">or</text:span><text:span text:style-name="T5"> Introduction)</text:span>, <text:span text:style-name="T5">Methods</text:span>, <text:span text:style-name="T5">Results</text:span>, <text:span text:style-name="T5">Conclusions, Acknowledgments </text:span><text:span text:style-name="T6">or</text:span><text:span text:style-name="T5"> References</text:span> in <text:span text:style-name="T5">bold</text:span> with no colon at the end and the heading should stand by itself on a line (use style Heading 2, see formatted example). </text:p>
        <text:p text:style-name="P1"/>
        <text:p text:style-name="P1">The author names, affiliations and e-mail should be formatted as indicated above (use Times New Roman, 10 pt, or use style Normal). <text:s/>Please do not abbreviate the first name of any authors (i.e., First A Author, <text:span text:style-name="T1">not</text:span> FA Author). <text:s/><text:span text:style-name="T1">Underline</text:span> the corresponding or contact author name. The last line should be the email of the contact person.</text:p>
        <text:p text:style-name="P1"/>
        <text:p text:style-name="P1">Use single spacing, type the text unjustified, without hyphenation, without page numbers and use hard returns only to end headings and paragraphs. <text:s/>Do not change the page set-up which is Letter size with margins that are <text:span text:style-name="T1">one inch on all sides</text:span>. <text:s/>The length of the main text should not be more than <text:span text:style-name="T4">500 words</text:span>. <text:s/>The total length including optional tables, figures, acknowledgements and references <text:span text:style-name="T4">should fit on </text:span><text:span text:style-name="T2">one page</text:span><text:span text:style-name="T4"> (see formatted example)</text:span>. <text:s/>Use a spell checker before submitting. Save as a <text:span text:style-name="T1">.doc</text:span> file (not .docx).</text:p>
        <text:h text:style-name="Heading_20_2" text:outline-level="2">Tables</text:h>
        <text:p text:style-name="P1">You may optionally include a table. <text:s/>Tables should be <text:span text:style-name="T1">numbered</text:span> and <text:span text:style-name="T1">titled at the top (see formatted example)</text:span>, and should be cited in the text where appropriate. <text:s/>Please format tables using the Table function in a word processing program to ensure that columns of data are kept aligned when the file is sent electronically. <text:s/>Columns and rows of data should be made visibly distinct by ensuring that all the borders of each cell display as black lines.</text:p>
        <text:h text:style-name="Heading_20_2" text:outline-level="2">Figures</text:h>
        <text:p text:style-name="P1">You may optionally include one single figure (with possibly multiple panels). <text:s/>Panels should be <text:span text:style-name="T1">labeled with capital letter (A,B,C…)</text:span>. <text:s/>Include a figure caption that describes each of the panels. Do <text:span text:style-name="T1">not</text:span> include the figure title or caption <text:span text:style-name="T1">within</text:span> the figure itself. The figure should be cited in the text at least once, where appropriate. <text:s/>Figures/panels should be at least 600 dpi. Text in figures should be in Arial font, text in caption should be as in the main text. <text:s/>Indicate ‘Figure X.’ and panel letters in bold (see formatted example). Please make sure that the text in the figure is legible. <text:s/>The figures should be embedded in the page. <text:s/></text:p>
        <text:h text:style-name="Heading_20_2" text:outline-level="2">Acknowledgements</text:h>
        <text:p text:style-name="P1">Acknowledgements (use heading) may be included before the references (or at the end if there are no references)</text:p>
        <text:h text:style-name="Heading_20_2" text:outline-level="2">References</text:h>
        <text:p text:style-name="P1">References should be cited consecutively as [1] and [2], etc. in the text and <text:span text:style-name="T2">NOT</text:span> as (Author et al. 2007). <text:s/>Include only papers that have been published or are in press or are available through public e-print/preprint servers. <text:s/>Incomplete or inaccurate citations will be deleted. <text:s/>Journal abbreviations should follow MEDLINE standards. <text:s/>Name all authors unless there are more than ten, in which case name the first ten followed by et al. <text:s/>Page numbers should be given in full (e.g., 5672-5679, not 5672-9). <text:s/>References should be listed following the styles, formatting and punctuation as indicated below. <text:s/>We will link references automatically to PubMed whenever possible.</text:p>
        <text:p text:style-name="P1"/>
        <text:p text:style-name="P1">If you are using EndNote (or other bibliography programs), use the “BMC Neuroscience” style sheet, otherwise use plain text (as shown below)</text:p>
        <text:h text:style-name="Heading_20_2" text:outline-level="2">References</text:h>
        <text:p text:style-name="P2">1. Abbott LF, van Vreeswijk C: <text:span text:style-name="T5">Asynchronous states in networks of pulse-coupled oscillators. </text:span><text:span text:style-name="T7">Phys Rev E </text:span>1993, <text:span text:style-name="T5">48:</text:span>1483-1490. </text:p>
        <text:p text:style-name="P2"><text:soft-page-break/>2. Bower JM, Beeman D: <text:span text:style-name="T7">The Book of Genesis, 2nd Edition.</text:span><text:span text:style-name="T5"> </text:span>NewYork: Springer-Verlag; 1998.</text:p>
        <text:p text:style-name="P2">3. Ghazanfar AA, Maier JX, Hoffman KL, Logothetis NK: <text:span text:style-name="T5">Multisensory integration of dynamic faces and voices in rhesus monkey auditory cortex. </text:span><text:span text:style-name="T9">J Neurosci </text:span><text:span text:style-name="T8">2005, </text:span><text:span text:style-name="T10">25(20):</text:span><text:span text:style-name="T8">5004-5012.</text:span></text:p>
        <text:p text:style-name="P3">4. <text:span text:style-name="T5">EPFL Neocortical microcircuit database </text:span>[http://microcircuit.epfl.ch]</text:p>
        <text:p text:style-name="P3">5. <text:span text:style-name="T5">Petilla 2005 Convention </text:span>[http://www.columbia.edu/cu/biologfaculty/yuste/petilla/petilla-webpages/Nomenclature/PetillaNomenclaturefinal.pd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1665in" fo:keep-with-next="always"/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in" fo:keep-with-next="always"/>
      <style:text-properties fo:font-weight="bold" style:font-weight-asian="bold" style:font-name-complex="Arial" style:font-size-complex="14pt" style:font-style-complex="italic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le should be in bold, sentence case with no full stop at the end</dc:title>
    <meta:initial-creator> jm</meta:initial-creator>
    <meta:creation-date>2011-09-16T05:36:00</meta:creation-date>
    <dc:creator>Erik De Schutter</dc:creator>
    <dc:date>2011-09-16T05:36:00</dc:date>
    <meta:editing-cycles>2</meta:editing-cycles>
    <meta:editing-duration>P15824DT17H31M44S</meta:editing-duration>
    <meta:document-statistic meta:table-count="0" meta:image-count="0" meta:object-count="0" meta:page-count="2" meta:paragraph-count="24" meta:word-count="707" meta:character-count="4531" meta:non-whitespace-character-count="3821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